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09" officeooo:paragraph-rsid="00145209"/>
    </style:style>
    <style:style style:name="P2" style:family="paragraph" style:parent-style-name="Standard">
      <style:text-properties officeooo:rsid="00145209" officeooo:paragraph-rsid="00174cdd"/>
    </style:style>
    <style:style style:name="P3" style:family="paragraph" style:parent-style-name="Standard">
      <style:text-properties officeooo:rsid="00174cdd" officeooo:paragraph-rsid="00174cdd"/>
    </style:style>
    <style:style style:name="P4" style:family="paragraph" style:parent-style-name="Standard">
      <style:text-properties officeooo:rsid="00174cdd" officeooo:paragraph-rsid="00179e12"/>
    </style:style>
    <style:style style:name="P5" style:family="paragraph" style:parent-style-name="Standard">
      <style:paragraph-properties fo:text-align="center" style:justify-single-word="false"/>
      <style:text-properties fo:font-size="14pt" officeooo:rsid="00145209" officeooo:paragraph-rsid="00189d7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45209" officeooo:paragraph-rsid="00189d7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74cdd" officeooo:paragraph-rsid="00174cdd"/>
    </style:style>
    <style:style style:name="P8" style:family="paragraph" style:parent-style-name="Standard">
      <style:paragraph-properties fo:text-align="justify" style:justify-single-word="false"/>
      <style:text-properties officeooo:rsid="00179e12" officeooo:paragraph-rsid="00196cd1"/>
    </style:style>
    <style:style style:name="T1" style:family="text">
      <style:text-properties officeooo:rsid="00174cdd"/>
    </style:style>
    <style:style style:name="T2" style:family="text">
      <style:text-properties officeooo:rsid="00179e12"/>
    </style:style>
    <style:style style:name="T3" style:family="text">
      <style:text-properties officeooo:rsid="00189d7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4cdd" style:font-weight-asian="bold" style:font-weight-complex="bold"/>
    </style:style>
    <style:style style:name="T6" style:family="text">
      <style:text-properties fo:font-weight="bold" officeooo:rsid="001a355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Capturing</text:span><text:span text:style-name="T4"> loop parallelisability property: </text:span><text:span text:style-name="T6">from software parallelisability metrics to machine learning based approach </text:span></text:p>
      <text:p text:style-name="P6"/>
      <text:p text:style-name="P8"><text:tab/>We live in the world, where application performance matters. <text:span text:style-name="T1">In order to fully utilise the whole potential of modern high-performance parallel architectures and archive the maximum possible performance software must be parallel as well. </text:span>At the present day p<text:span text:style-name="T1">rogram parallelisation is done in a </text:span>several <text:span text:style-name="T1">different ways: </text:span>manual, automatic and all the possible combinations and mixtures of the <text:span text:style-name="T3">two. Being quite effective overall, these approaches have their inherent limitations and restrictions. While manual parallelisation requires a wide range of skills and expertise, automatic parallelisation has to be conservative and does not exploit all available parallelisation opportunities.</text:span></text:p>
      <text:p text:style-name="P8"><text:span text:style-name="T3"><text:tab/>In this talk I will speak about a step towards supplementing available spectrum of software parallelisation approaches with a new machine-learning assisted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7:38:36.962587535</meta:creation-date>
    <dc:date>2019-01-18T16:24:18.667804100</dc:date>
    <meta:editing-duration>PT1H37M59S</meta:editing-duration>
    <meta:editing-cycles>7</meta:editing-cycles>
    <meta:generator>LibreOffice/6.1.4.2$Linux_X86_64 LibreOffice_project/10$Build-2</meta:generator>
    <meta:document-statistic meta:table-count="0" meta:image-count="0" meta:object-count="0" meta:page-count="1" meta:paragraph-count="3" meta:word-count="132" meta:character-count="962" meta:non-whitespace-character-count="830"/>
  </office:meta>
</office:document-meta>
</file>